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9900"/>
    </style:style>
    <style:style style:name="T20_2" style:family="text">
      <style:text-properties fo:background-color="#ff9900"/>
    </style:style>
    <style:style style:name="T20_3" style:family="text">
      <style:text-properties fo:background-color="#ff9900"/>
    </style:style>
    <style:style style:name="T20_4" style:family="text">
      <style:text-properties fo:background-color="#ff9900"/>
    </style:style>
    <style:style style:name="T20_5" style:family="text">
      <style:text-properties fo:background-color="#ff9900"/>
    </style:style>
    <style:style style:name="T20_6" style:family="text">
      <style:text-properties fo:background-color="#ff9900"/>
    </style:style>
    <style:style style:name="T20_7" style:family="text">
      <style:text-properties fo:background-color="#ff9900"/>
    </style:style>
    <style:style style:name="T20_8" style:family="text">
      <style:text-properties fo:background-color="#ff9900"/>
    </style:style>
    <style:style style:name="T20_9" style:family="text">
      <style:text-properties fo:background-color="#ff9900"/>
    </style:style>
    <style:style style:name="T20_10" style:family="text">
      <style:text-properties fo:background-color="#ff9900"/>
    </style:style>
    <style:style style:name="T20_11" style:family="text">
      <style:text-properties fo:background-color="#ff9900"/>
    </style:style>
    <style:style style:name="T20_12" style:family="text">
      <style:text-properties fo:background-color="#ff9900"/>
    </style:style>
    <style:style style:name="T20_13" style:family="text">
      <style:text-properties fo:background-color="#ff9900"/>
    </style:style>
    <style:style style:name="T20_14" style:family="text">
      <style:text-properties fo:background-color="#ff9900"/>
    </style:style>
    <style:style style:name="T20_15" style:family="text">
      <style:text-properties fo:background-color="#ff9900"/>
    </style:style>
    <style:style style:name="T20_16" style:family="text">
      <style:text-properties fo:background-color="#ff9900"/>
    </style:style>
    <style:style style:name="T20_17" style:family="text">
      <style:text-properties fo:background-color="#ff9900"/>
    </style:style>
    <style:style style:name="T20_18" style:family="text">
      <style:text-properties fo:background-color="#ff9900"/>
    </style:style>
    <style:style style:name="T20_19" style:family="text">
      <style:text-properties fo:background-color="#ff9900"/>
    </style:style>
    <style:style style:name="T20_20" style:family="text">
      <style:text-properties fo:background-color="#ff9900"/>
    </style:style>
    <style:style style:name="T20_21" style:family="text">
      <style:text-properties fo:background-color="#ff9900"/>
    </style:style>
    <style:style style:name="T20_22" style:family="text">
      <style:text-properties fo:background-color="#ff9900"/>
    </style:style>
    <style:style style:name="T20_23" style:family="text">
      <style:text-properties fo:background-color="#ff9900"/>
    </style:style>
    <style:style style:name="T20_24" style:family="text">
      <style:text-properties fo:background-color="#ff9900"/>
    </style:style>
    <style:style style:name="T20_25" style:family="text">
      <style:text-properties fo:background-color="#ff9900"/>
    </style:style>
    <style:style style:name="T20_26" style:family="text">
      <style:text-properties fo:background-color="#ff9900"/>
    </style:style>
    <style:style style:name="T20_27" style:family="text">
      <style:text-properties fo:background-color="#ff9900"/>
    </style:style>
    <style:style style:name="T20_28" style:family="text">
      <style:text-properties fo:background-color="#ff9900"/>
    </style:style>
    <style:style style:name="T20_29" style:family="text">
      <style:text-properties fo:background-color="#ff9900"/>
    </style:style>
    <style:style style:name="T20_30" style:family="text">
      <style:text-properties fo:background-color="#ff9900"/>
    </style:style>
    <style:style style:name="T20_31" style:family="text">
      <style:text-properties fo:background-color="#ff9900"/>
    </style:style>
    <style:style style:name="T20_32" style:family="text">
      <style:text-properties fo:background-color="#ff9900"/>
    </style:style>
    <style:style style:name="T20_33" style:family="text">
      <style:text-properties fo:background-color="#ff9900"/>
    </style:style>
    <style:style style:name="P21" style:family="paragraph" style:parent-style-name="Standard">
      <style:paragraph-properties fo:break-before="auto" fo:line-height="115%" style:writing-mode="lr-tb"/>
      <style:text-properties fo:background-color="#ff9900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P2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text-indent="1.27cm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text-indent="1.27cm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P48" style:family="paragraph" style:parent-style-name="Standard">
      <style:paragraph-properties fo:break-before="auto" fo:line-height="115%" style:writing-mode="lr-tb"/>
      <style:text-properties fo:background-color="#ff9900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298cm" fo:margin-left="-0.344cm"/>
    </style:style>
    <style:style style:name="Column1" style:family="table-column">
      <style:table-column-properties style:column-width="2.381cm"/>
    </style:style>
    <style:style style:name="Column2" style:family="table-column">
      <style:table-column-properties style:column-width="4.233cm"/>
    </style:style>
    <style:style style:name="Column3" style:family="table-column">
      <style:table-column-properties style:column-width="3.704cm"/>
    </style:style>
    <style:style style:name="Column4" style:family="table-column">
      <style:table-column-properties style:column-width="3.149cm"/>
    </style:style>
    <style:style style:name="Column5" style:family="table-column">
      <style:table-column-properties style:column-width="2.83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GRAMMATICA</text:span><text:span text:style-name="T2_2">:</text:span></text:p>
      <text:list text:style-name="LS1" xml:id="list0">
        <text:list-item>
          <text:p text:style-name="P3"><draw:frame svg:x="0cm" svg:y="0cm" svg:width="11.192cm" svg:height="0.529cm" draw:style-name="FR1" text:anchor-type="as-char" draw:z-index="0"><draw:image xlink:href="Pictures/image1.png" xlink:type="simple" xlink:show="embed" xlink:actuate="onLoad"/></draw:frame></text:p>
        </text:list-item>
        <text:list-item>
          <text:p text:style-name="P4"><draw:frame svg:x="0cm" svg:y="0cm" svg:width="4.789cm" svg:height="0.476cm" draw:style-name="FR2" text:anchor-type="as-char" draw:z-index="0"><draw:image xlink:href="Pictures/image2.png" xlink:type="simple" xlink:show="embed" xlink:actuate="onLoad"/></draw:frame></text:p>
        </text:list-item>
        <text:list-item>
          <text:p text:style-name="P5"><draw:frame svg:x="0cm" svg:y="0cm" svg:width="5.08cm" svg:height="0.529cm" draw:style-name="FR3" text:anchor-type="as-char" draw:z-index="0"><draw:image xlink:href="Pictures/image3.png" xlink:type="simple" xlink:show="embed" xlink:actuate="onLoad"/></draw:frame></text:p>
        </text:list-item>
        <text:list-item>
          <text:p text:style-name="P6"><draw:frame svg:x="0cm" svg:y="0cm" svg:width="19.156cm" svg:height="0.556cm" draw:style-name="FR4" text:anchor-type="as-char" draw:z-index="0"><draw:image xlink:href="Pictures/image4.png" xlink:type="simple" xlink:show="embed" xlink:actuate="onLoad"/></draw:frame></text:p>
        </text:list-item>
        <text:list-item>
          <text:p text:style-name="P7"><draw:frame svg:x="0cm" svg:y="0cm" svg:width="3.016cm" svg:height="0.476cm" draw:style-name="FR5" text:anchor-type="as-char" draw:z-index="0"><draw:image xlink:href="Pictures/image5.png" xlink:type="simple" xlink:show="embed" xlink:actuate="onLoad"/></draw:frame></text:p>
        </text:list-item>
        <text:list-item>
          <text:p text:style-name="P8"><draw:frame svg:x="0cm" svg:y="0cm" svg:width="5.424cm" svg:height="0.529cm" draw:style-name="FR6" text:anchor-type="as-char" draw:z-index="0"><draw:image xlink:href="Pictures/image6.png" xlink:type="simple" xlink:show="embed" xlink:actuate="onLoad"/></draw:frame></text:p>
        </text:list-item>
        <text:list-item>
          <text:p text:style-name="P9"><draw:frame svg:x="0cm" svg:y="0cm" svg:width="2.117cm" svg:height="0.37cm" draw:style-name="FR7" text:anchor-type="as-char" draw:z-index="0"><draw:image xlink:href="Pictures/image7.png" xlink:type="simple" xlink:show="embed" xlink:actuate="onLoad"/></draw:frame></text:p>
        </text:list-item>
        <text:list-item>
          <text:p text:style-name="P10"><draw:frame svg:x="0cm" svg:y="0cm" svg:width="5.556cm" svg:height="0.529cm" draw:style-name="FR8" text:anchor-type="as-char" draw:z-index="0"><draw:image xlink:href="Pictures/image8.png" xlink:type="simple" xlink:show="embed" xlink:actuate="onLoad"/></draw:frame></text:p>
        </text:list-item>
        <text:list-item>
          <text:p text:style-name="P11"><draw:frame svg:x="0cm" svg:y="0cm" svg:width="6.906cm" svg:height="0.556cm" draw:style-name="FR9" text:anchor-type="as-char" draw:z-index="0"><draw:image xlink:href="Pictures/image9.png" xlink:type="simple" xlink:show="embed" xlink:actuate="onLoad"/></draw:frame></text:p>
        </text:list-item>
        <text:list-item>
          <text:p text:style-name="P12"><draw:frame svg:x="0cm" svg:y="0cm" svg:width="5.609cm" svg:height="0.556cm" draw:style-name="FR10" text:anchor-type="as-char" draw:z-index="0"><draw:image xlink:href="Pictures/image10.png" xlink:type="simple" xlink:show="embed" xlink:actuate="onLoad"/></draw:frame></text:p>
        </text:list-item>
        <text:list-item>
          <text:p text:style-name="P13"><draw:frame svg:x="0cm" svg:y="0cm" svg:width="3.122cm" svg:height="0.529cm" draw:style-name="FR11" text:anchor-type="as-char" draw:z-index="0"><draw:image xlink:href="Pictures/image11.png" xlink:type="simple" xlink:show="embed" xlink:actuate="onLoad"/></draw:frame></text:p>
        </text:list-item>
        <text:list-item>
          <text:p text:style-name="P14"><draw:frame svg:x="0cm" svg:y="0cm" svg:width="3.016cm" svg:height="0.529cm" draw:style-name="FR12" text:anchor-type="as-char" draw:z-index="0"><draw:image xlink:href="Pictures/image12.png" xlink:type="simple" xlink:show="embed" xlink:actuate="onLoad"/></draw:frame></text:p>
        </text:list-item>
        <text:list-item>
          <text:p text:style-name="P15"><draw:frame svg:x="0cm" svg:y="0cm" svg:width="8.176cm" svg:height="0.529cm" draw:style-name="FR13" text:anchor-type="as-char" draw:z-index="0"><draw:image xlink:href="Pictures/image13.png" xlink:type="simple" xlink:show="embed" xlink:actuate="onLoad"/></draw:frame></text:p>
        </text:list-item>
        <text:list-item>
          <text:p text:style-name="P16"><draw:frame svg:x="0cm" svg:y="0cm" svg:width="7.911cm" svg:height="0.556cm" draw:style-name="FR14" text:anchor-type="as-char" draw:z-index="0"><draw:image xlink:href="Pictures/image14.png" xlink:type="simple" xlink:show="embed" xlink:actuate="onLoad"/></draw:frame></text:p>
        </text:list-item>
        <text:list-item>
          <text:p text:style-name="P17"><draw:frame svg:x="0cm" svg:y="0cm" svg:width="7.567cm" svg:height="0.556cm" draw:style-name="FR15" text:anchor-type="as-char" draw:z-index="0"><draw:image xlink:href="Pictures/image15.png" xlink:type="simple" xlink:show="embed" xlink:actuate="onLoad"/></draw:frame></text:p>
        </text:list-item>
      </text:list>
      <text:p text:style-name="P18"/>
      <text:p text:style-name="P19"/>
      <text:p text:style-name="P20"><text:span text:style-name="T20_1">Quando</text:span><text:span text:style-name="T20_2"><text:s/></text:span><text:span text:style-name="T20_3">nel</text:span><text:span text:style-name="T20_4"><text:s/></text:span><text:span text:style-name="T20_5">follow</text:span><text:span text:style-name="T20_6"><text:s/></text:span><text:span text:style-name="T20_7">hai</text:span><text:span text:style-name="T20_8"><text:s/></text:span><text:span text:style-name="T20_9">un</text:span><text:span text:style-name="T20_10"><text:s/></text:span><text:span text:style-name="T20_11">epsilon</text:span><text:span text:style-name="T20_12">,<text:s/></text:span><text:span text:style-name="T20_13">devi</text:span><text:span text:style-name="T20_14"><text:s/></text:span><text:span text:style-name="T20_15">guardare</text:span><text:span text:style-name="T20_16"><text:s/></text:span><text:span text:style-name="T20_17">il</text:span><text:span text:style-name="T20_18"><text:s/></text:span><text:span text:style-name="T20_19">first</text:span><text:span text:style-name="T20_20"><text:s/></text:span><text:span text:style-name="T20_21">delle</text:span><text:span text:style-name="T20_22"><text:s/></text:span><text:span text:style-name="T20_23">produzioni</text:span><text:span text:style-name="T20_24"><text:s/></text:span><text:span text:style-name="T20_25">che</text:span><text:span text:style-name="T20_26"><text:s/></text:span><text:span text:style-name="T20_27">seguono</text:span><text:span text:style-name="T20_28"><text:s/></text:span><text:span text:style-name="T20_29">il</text:span><text:span text:style-name="T20_30"><text:s/></text:span><text:span text:style-name="T20_31">non</text:span><text:span text:style-name="T20_32">-</text:span><text:span text:style-name="T20_33">terminale</text:span></text:p>
      <text:p text:style-name="P21"/>
      <text:p text:style-name="P22"><text:span text:style-name="T22_1">ESEMPIO</text:span><text:span text:style-name="T22_2"><text:s/></text:span><text:span text:style-name="T22_3">DI</text:span><text:span text:style-name="T22_4"><text:s/></text:span><text:span text:style-name="T22_5">FOLLOW</text:span><text:span text:style-name="T22_6">:</text:span></text:p>
      <text:p text:style-name="P23"/>
      <text:list text:style-name="LS2" xml:id="list15">
        <text:list-item>
          <text:p text:style-name="P24"><text:span text:style-name="T24_1">Follow</text:span><text:span text:style-name="T24_2"><text:s/>(</text:span><text:span text:style-name="T24_3">Exp</text:span><text:span text:style-name="T24_4">)<text:s/>=<text:s/></text:span></text:p>
        </text:list-item>
      </text:list>
      <text:p text:style-name="P25"><text:span text:style-name="T25_1">end</text:span><text:span text:style-name="T25_2">,</text:span><text:span text:style-name="T25_3">then</text:span><text:span text:style-name="T25_4">,</text:span><text:span text:style-name="T25_5">else</text:span><text:span text:style-name="T25_6">,</text:span><text:span text:style-name="T25_7">First</text:span><text:span text:style-name="T25_8">(</text:span><text:span text:style-name="T25_9">X</text:span><text:span text:style-name="T25_10">),<text:s/></text:span><text:span text:style-name="T25_11">First</text:span><text:span text:style-name="T25_12">(</text:span><text:span text:style-name="T25_13">Seq</text:span><text:span text:style-name="T25_14">_</text:span><text:span text:style-name="T25_15">exp</text:span><text:span text:style-name="T25_16">)</text:span></text:p>
      <text:p text:style-name="P26"/>
      <text:list text:style-name="LS2" xml:id="list16" text:continue-list="list15">
        <text:list-item>
          <text:p text:style-name="P27"><text:span text:style-name="T27_1">Follow</text:span><text:span text:style-name="T27_2">(</text:span><text:span text:style-name="T27_3">Exp</text:span><text:span text:style-name="T27_4">)<text:s/>=<text:s/></text:span></text:p>
        </text:list-item>
      </text:list>
      <text:p text:style-name="P28"><text:span text:style-name="T28_1">end</text:span><text:span text:style-name="T28_2">,</text:span><text:span text:style-name="T28_3">then</text:span><text:span text:style-name="T28_4">,</text:span><text:span text:style-name="T28_5">else</text:span><text:span text:style-name="T28_6">,<text:s/>(</text:span><text:span text:style-name="T28_7">and</text:span><text:span text:style-name="T28_8">,<text:s/></text:span><text:span text:style-name="T28_9">Follow</text:span><text:span text:style-name="T28_10">(</text:span><text:span text:style-name="T28_11">Bind</text:span><text:span text:style-name="T28_12">)),(</text:span><text:span text:style-name="T28_13">First</text:span><text:span text:style-name="T28_14">(</text:span><text:span text:style-name="T28_15">Exp</text:span><text:span text:style-name="T28_16">),<text:s/></text:span><text:span text:style-name="T28_17">Follow</text:span><text:span text:style-name="T28_18">(</text:span><text:span text:style-name="T28_19">Seq</text:span><text:span text:style-name="T28_20">_</text:span><text:span text:style-name="T28_21">Exp</text:span><text:span text:style-name="T28_22">))</text:span></text:p>
      <text:p text:style-name="P29"/>
      <text:list text:style-name="LS2" xml:id="list17" text:continue-list="list15">
        <text:list-item>
          <text:p text:style-name="P30"><text:span text:style-name="T30_1">Follow</text:span><text:span text:style-name="T30_2">(</text:span><text:span text:style-name="T30_3">Exp</text:span><text:span text:style-name="T30_4">)<text:s/>=<text:s/></text:span></text:p>
        </text:list-item>
      </text:list>
      <text:p text:style-name="P31"><text:span text:style-name="T31_1">end</text:span><text:span text:style-name="T31_2">,<text:s/></text:span><text:span text:style-name="T31_3">then</text:span><text:span text:style-name="T31_4">,</text:span><text:span text:style-name="T31_5">else</text:span><text:span text:style-name="T31_6">,(</text:span><text:span text:style-name="T31_7">and</text:span><text:span text:style-name="T31_8">,<text:s/></text:span><text:span text:style-name="T31_9">in</text:span><text:span text:style-name="T31_10">),<text:s/>(</text:span><text:span text:style-name="T31_11">First</text:span><text:span text:style-name="T31_12">(</text:span><text:span text:style-name="T31_13">Prog</text:span><text:span text:style-name="T31_14">),</text:span><text:span text:style-name="T31_15">lambda</text:span><text:span text:style-name="T31_16">,</text:span><text:span text:style-name="T31_17">First</text:span><text:span text:style-name="T31_18">(</text:span><text:span text:style-name="T31_19">ExpA</text:span><text:span text:style-name="T31_20">),<text:s/></text:span><text:span text:style-name="T31_21">First</text:span><text:span text:style-name="T31_22">(</text:span><text:span text:style-name="T31_23">OPP</text:span><text:span text:style-name="T31_24">),<text:s/></text:span><text:span text:style-name="T31_25">if</text:span><text:span text:style-name="T31_26">,<text:s/></text:span><text:span text:style-name="T31_27">Follow</text:span><text:span text:style-name="T31_28">(</text:span><text:span text:style-name="T31_29">Seq</text:span><text:span text:style-name="T31_30">_</text:span><text:span text:style-name="T31_31">Exp</text:span><text:span text:style-name="T31_32">))</text:span></text:p>
      <text:p text:style-name="P32"/>
      <text:list text:style-name="LS2" xml:id="list18" text:continue-list="list15">
        <text:list-item>
          <text:p text:style-name="P33"><text:span text:style-name="T33_1">Follow</text:span><text:span text:style-name="T33_2">(</text:span><text:span text:style-name="T33_3">Exp</text:span><text:span text:style-name="T33_4">)<text:s/>=<text:s/></text:span></text:p>
        </text:list-item>
      </text:list>
      <text:p text:style-name="P34"><text:span text:style-name="T34_1">end</text:span><text:span text:style-name="T34_2">,</text:span><text:span text:style-name="T34_3">then</text:span><text:span text:style-name="T34_4">,</text:span><text:span text:style-name="T34_5">else</text:span><text:span text:style-name="T34_6">,<text:s/>(</text:span><text:span text:style-name="T34_7">and</text:span><text:span text:style-name="T34_8">,<text:s/></text:span><text:span text:style-name="T34_9">in</text:span><text:span text:style-name="T34_10">),<text:s/>((</text:span><text:span text:style-name="T34_11">let</text:span><text:span text:style-name="T34_12">,<text:s/></text:span><text:span text:style-name="T34_13">letrec</text:span><text:span text:style-name="T34_14">),<text:s/></text:span><text:span text:style-name="T34_15">lambda</text:span><text:span text:style-name="T34_16">,(</text:span><text:span text:style-name="T34_17">First</text:span><text:span text:style-name="T34_18">(</text:span><text:span text:style-name="T34_19">T</text:span><text:span text:style-name="T34_20">)),<text:s/>(</text:span><text:span text:style-name="T34_21">cons</text:span><text:span text:style-name="T34_22">,</text:span><text:span text:style-name="T34_23">car</text:span><text:span text:style-name="T34_24">,</text:span><text:span text:style-name="T34_25">cdr</text:span><text:span text:style-name="T34_26">,</text:span><text:span text:style-name="T34_27">eq</text:span><text:span text:style-name="T34_28">,</text:span><text:span text:style-name="T34_29">leq</text:span><text:span text:style-name="T34_30">,</text:span><text:span text:style-name="T34_31">atom</text:span><text:span text:style-name="T34_32">),</text:span><text:span text:style-name="T34_33">if</text:span><text:span text:style-name="T34_34">,<text:s/></text:span><text:span text:style-name="T34_35">Follow</text:span><text:span text:style-name="T34_36">(</text:span><text:span text:style-name="T34_37">Seq</text:span><text:span text:style-name="T34_38">_</text:span><text:span text:style-name="T34_39">Exp</text:span><text:span text:style-name="T34_40">))</text:span></text:p>
      <text:p text:style-name="P35"/>
      <text:list text:style-name="LS2" xml:id="list19" text:continue-list="list15">
        <text:list-item>
          <text:p text:style-name="P36"><text:span text:style-name="T36_1">Follow</text:span><text:span text:style-name="T36_2">(</text:span><text:span text:style-name="T36_3">Exp</text:span><text:span text:style-name="T36_4">)<text:s/>=<text:s/></text:span></text:p>
        </text:list-item>
      </text:list>
      <text:p text:style-name="P37"><text:span text:style-name="T37_1">end</text:span><text:span text:style-name="T37_2">,<text:s/></text:span><text:span text:style-name="T37_3">then</text:span><text:span text:style-name="T37_4">,</text:span><text:span text:style-name="T37_5">else</text:span><text:span text:style-name="T37_6">,(</text:span><text:span text:style-name="T37_7">and</text:span><text:span text:style-name="T37_8">,<text:s/></text:span><text:span text:style-name="T37_9">in</text:span><text:span text:style-name="T37_10">),<text:s/>((</text:span><text:span text:style-name="T37_11">let</text:span><text:span text:style-name="T37_12">,<text:s/></text:span><text:span text:style-name="T37_13">letrec</text:span><text:span text:style-name="T37_14">),<text:s/></text:span><text:span text:style-name="T37_15">lambda</text:span><text:span text:style-name="T37_16">,(</text:span><text:span text:style-name="T37_17">First</text:span><text:span text:style-name="T37_18">(</text:span><text:span text:style-name="T37_19">F</text:span><text:span text:style-name="T37_20">)),<text:s/>(</text:span><text:span text:style-name="T37_21">cons</text:span><text:span text:style-name="T37_22">,</text:span><text:span text:style-name="T37_23">car</text:span><text:span text:style-name="T37_24">,</text:span><text:span text:style-name="T37_25">cdr</text:span><text:span text:style-name="T37_26">,</text:span><text:span text:style-name="T37_27">eq</text:span><text:span text:style-name="T37_28">,</text:span><text:span text:style-name="T37_29">leq</text:span><text:span text:style-name="T37_30">,</text:span><text:span text:style-name="T37_31">atom</text:span><text:span text:style-name="T37_32">),</text:span><text:span text:style-name="T37_33">if</text:span><text:span text:style-name="T37_34">,<text:s/></text:span><text:span text:style-name="T37_35">Follow</text:span><text:span text:style-name="T37_36">(</text:span><text:span text:style-name="T37_37">Seq</text:span><text:span text:style-name="T37_38">_</text:span><text:span text:style-name="T37_39">Exp</text:span><text:span text:style-name="T37_40">))</text:span></text:p>
      <text:p text:style-name="P38"/>
      <text:list text:style-name="LS2" xml:id="list20" text:continue-list="list15">
        <text:list-item>
          <text:p text:style-name="P39"><text:span text:style-name="T39_1">Follow</text:span><text:span text:style-name="T39_2">(</text:span><text:span text:style-name="T39_3">Exp</text:span><text:span text:style-name="T39_4">)<text:s/>=<text:s/></text:span></text:p>
        </text:list-item>
      </text:list>
      <text:p text:style-name="P40"><text:span text:style-name="T40_1">end</text:span><text:span text:style-name="T40_2">,</text:span><text:span text:style-name="T40_3">then</text:span><text:span text:style-name="T40_4">,</text:span><text:span text:style-name="T40_5">else</text:span><text:span text:style-name="T40_6">,<text:s/>(</text:span><text:span text:style-name="T40_7">and</text:span><text:span text:style-name="T40_8">,<text:s/></text:span><text:span text:style-name="T40_9">in</text:span><text:span text:style-name="T40_10">),<text:s/>((</text:span><text:span text:style-name="T40_11">let</text:span><text:span text:style-name="T40_12">,<text:s/></text:span><text:span text:style-name="T40_13">letrec</text:span><text:span text:style-name="T40_14">),<text:s/></text:span><text:span text:style-name="T40_15">lambda</text:span><text:span text:style-name="T40_16">,(</text:span><text:span text:style-name="T40_17">First</text:span><text:span text:style-name="T40_18">(</text:span><text:span text:style-name="T40_19">F</text:span><text:span text:style-name="T40_20">)),<text:s/>(</text:span><text:span text:style-name="T40_21">cons</text:span><text:span text:style-name="T40_22">,</text:span><text:span text:style-name="T40_23">car</text:span><text:span text:style-name="T40_24">,</text:span><text:span text:style-name="T40_25">cdr</text:span><text:span text:style-name="T40_26">,</text:span><text:span text:style-name="T40_27">eq</text:span><text:span text:style-name="T40_28">,</text:span><text:span text:style-name="T40_29">leq</text:span><text:span text:style-name="T40_30">,</text:span><text:span text:style-name="T40_31">atom</text:span><text:span text:style-name="T40_32">),</text:span><text:span text:style-name="T40_33">if</text:span><text:span text:style-name="T40_34">,<text:s/></text:span><text:span text:style-name="T40_35">Follow</text:span><text:span text:style-name="T40_36">(</text:span><text:span text:style-name="T40_37">Seq</text:span><text:span text:style-name="T40_38">_</text:span><text:span text:style-name="T40_39">Exp</text:span><text:span text:style-name="T40_40">))</text:span></text:p>
      <text:p text:style-name="P41"/>
      <text:list text:style-name="LS2" xml:id="list21" text:continue-list="list15">
        <text:list-item>
          <text:p text:style-name="P42"><text:span text:style-name="T42_1">Follow</text:span><text:span text:style-name="T42_2">(</text:span><text:span text:style-name="T42_3">Exp</text:span><text:span text:style-name="T42_4">)<text:s/>=<text:s/></text:span></text:p>
        </text:list-item>
      </text:list>
      <text:p text:style-name="P43"><text:span text:style-name="T43_1">end</text:span><text:span text:style-name="T43_2">,<text:s/></text:span><text:span text:style-name="T43_3">then</text:span><text:span text:style-name="T43_4">,</text:span><text:span text:style-name="T43_5">else</text:span><text:span text:style-name="T43_6">,(</text:span><text:span text:style-name="T43_7">and</text:span><text:span text:style-name="T43_8">,<text:s/></text:span><text:span text:style-name="T43_9">in</text:span><text:span text:style-name="T43_10">),<text:s/>((</text:span><text:span text:style-name="T43_11">let</text:span><text:span text:style-name="T43_12">,<text:s/></text:span><text:span text:style-name="T43_13">letrec</text:span><text:span text:style-name="T43_14">),<text:s/></text:span><text:span text:style-name="T43_15">lambda</text:span><text:span text:style-name="T43_16">,(<text:s/></text:span><text:span text:style-name="T43_17">var</text:span><text:span text:style-name="T43_18">,<text:s/></text:span><text:span text:style-name="T43_19">exp</text:span><text:span text:style-name="T43_20">_</text:span><text:span text:style-name="T43_21">const</text:span><text:span text:style-name="T43_22">,<text:s/>(<text:s/>),<text:s/>(</text:span><text:span text:style-name="T43_23">cons</text:span><text:span text:style-name="T43_24">,</text:span><text:span text:style-name="T43_25">car</text:span><text:span text:style-name="T43_26">,</text:span><text:span text:style-name="T43_27">cdr</text:span><text:span text:style-name="T43_28">,</text:span><text:span text:style-name="T43_29">eq</text:span><text:span text:style-name="T43_30">,</text:span><text:span text:style-name="T43_31">leq</text:span><text:span text:style-name="T43_32">,</text:span><text:span text:style-name="T43_33">atom</text:span><text:span text:style-name="T43_34">),</text:span><text:span text:style-name="T43_35">if</text:span><text:span text:style-name="T43_36">,<text:s/></text:span><text:span text:style-name="T43_37">Follow</text:span><text:span text:style-name="T43_38">(</text:span><text:span text:style-name="T43_39">Seq</text:span><text:span text:style-name="T43_40">_</text:span><text:span text:style-name="T43_41">Exp</text:span><text:span text:style-name="T43_42">))</text:span></text:p>
      <text:p text:style-name="P44"/>
      <text:list text:style-name="LS2" xml:id="list22" text:continue-list="list15">
        <text:list-item>
          <text:p text:style-name="P45"><text:span text:style-name="T45_1">Follow</text:span><text:span text:style-name="T45_2">(</text:span><text:span text:style-name="T45_3">Exp</text:span><text:span text:style-name="T45_4">)<text:s/>=<text:s/></text:span></text:p>
        </text:list-item>
      </text:list>
      <text:p text:style-name="P46"><text:span text:style-name="T46_1">end</text:span><text:span text:style-name="T46_2">,<text:s/></text:span><text:span text:style-name="T46_3">then</text:span><text:span text:style-name="T46_4">,</text:span><text:span text:style-name="T46_5">else</text:span><text:span text:style-name="T46_6">,(</text:span><text:span text:style-name="T46_7">and</text:span><text:span text:style-name="T46_8">,<text:s/></text:span><text:span text:style-name="T46_9">in</text:span><text:span text:style-name="T46_10">),<text:s/>((</text:span><text:span text:style-name="T46_11">let</text:span><text:span text:style-name="T46_12">,<text:s/></text:span><text:span text:style-name="T46_13">letrec</text:span><text:span text:style-name="T46_14">),<text:s/></text:span><text:span text:style-name="T46_15">lambda</text:span><text:span text:style-name="T46_16">,(<text:s/></text:span><text:span text:style-name="T46_17">var</text:span><text:span text:style-name="T46_18">,<text:s/></text:span><text:span text:style-name="T46_19">exp</text:span><text:span text:style-name="T46_20">_</text:span><text:span text:style-name="T46_21">const</text:span><text:span text:style-name="T46_22">,<text:s/>(<text:s/>),<text:s/>(</text:span><text:span text:style-name="T46_23">cons</text:span><text:span text:style-name="T46_24">,</text:span><text:span text:style-name="T46_25">car</text:span><text:span text:style-name="T46_26">,</text:span><text:span text:style-name="T46_27">cdr</text:span><text:span text:style-name="T46_28">,</text:span><text:span text:style-name="T46_29">eq</text:span><text:span text:style-name="T46_30">,</text:span><text:span text:style-name="T46_31">leq</text:span><text:span text:style-name="T46_32">,</text:span><text:span text:style-name="T46_33">atom</text:span><text:span text:style-name="T46_34">),</text:span><text:span text:style-name="T46_35">if</text:span><text:span text:style-name="T46_36">,<text:s/>))</text:span></text:p>
      <text:p text:style-name="P47"/>
      <text:p text:style-name="P48"/>
      <text:p text:style-name="P49"><text:span text:style-name="T49_1">TABELLA</text:span><text:span text:style-name="T49_2">:</text:span></text:p>
      <text:p text:style-name="P5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51"><text:span text:style-name="T51_1">Non</text:span><text:span text:style-name="T51_2"><text:s/></text:span><text:span text:style-name="T51_3">terminale</text:span></text:p>
          </table:table-cell>
          <table:table-cell table:style-name="Cell2">
            <text:p text:style-name="P52"><text:span text:style-name="T52_1">First</text:span></text:p>
          </table:table-cell>
          <table:table-cell table:style-name="Cell3">
            <text:p text:style-name="P53"><text:span text:style-name="T53_1">Follow</text:span></text:p>
          </table:table-cell>
          <table:table-cell table:style-name="Cell4">
            <text:p text:style-name="P54"><text:span text:style-name="T54_1">First</text:span><text:span text:style-name="T54_2"><text:s/></text:span><text:span text:style-name="T54_3">finale</text:span></text:p>
          </table:table-cell>
          <table:table-cell table:style-name="Cell5">
            <text:p text:style-name="P55"><text:span text:style-name="T55_1">Follow</text:span><text:span text:style-name="T55_2"><text:s/></text:span><text:span text:style-name="T55_3">finale</text:span></text:p>
          </table:table-cell>
        </table:table-row>
        <table:table-row table:style-name="Row2">
          <table:table-cell table:style-name="Cell6">
            <text:p text:style-name="P56"><draw:frame svg:x="0cm" svg:y="0cm" svg:width="2.196cm" svg:height="0.556cm" draw:style-name="FR16" text:anchor-type="as-char" draw:z-index="0"><draw:image xlink:href="Pictures/image16.png" xlink:type="simple" xlink:show="embed" xlink:actuate="onLoad"/></draw:frame></text:p>
          </table:table-cell>
          <table:table-cell table:style-name="Cell7">
            <text:p text:style-name="P57"><text:span text:style-name="T57_1">var</text:span><text:span text:style-name="T57_2">,<text:s/></text:span><text:span text:style-name="T57_3">epsilon</text:span></text:p>
          </table:table-cell>
          <table:table-cell table:style-name="Cell8">
            <text:p text:style-name="P58"><text:span text:style-name="T58_1">)</text:span></text:p>
          </table:table-cell>
          <table:table-cell table:style-name="Cell9">
            <text:p text:style-name="P59"><text:span text:style-name="T59_1">var</text:span><text:span text:style-name="T59_2">,</text:span><text:span text:style-name="T59_3">epsilon</text:span></text:p>
          </table:table-cell>
          <table:table-cell table:style-name="Cell10">
            <text:p text:style-name="P60"><text:span text:style-name="T60_1">)</text:span></text:p>
          </table:table-cell>
        </table:table-row>
        <table:table-row table:style-name="Row3">
          <table:table-cell table:style-name="Cell11">
            <text:p text:style-name="P61"><draw:frame svg:x="0cm" svg:y="0cm" svg:width="2.275cm" svg:height="0.556cm" draw:style-name="FR17" text:anchor-type="as-char" draw:z-index="0"><draw:image xlink:href="Pictures/image17.png" xlink:type="simple" xlink:show="embed" xlink:actuate="onLoad"/></draw:frame></text:p>
          </table:table-cell>
          <table:table-cell table:style-name="Cell12">
            <text:p text:style-name="P62"><text:span text:style-name="T62_1">First</text:span><text:span text:style-name="T62_2">(</text:span><text:span text:style-name="T62_3">Exp</text:span><text:span text:style-name="T62_4">),<text:s/></text:span><text:span text:style-name="T62_5">epsilon</text:span></text:p>
          </table:table-cell>
          <table:table-cell table:style-name="Cell13">
            <text:p text:style-name="P63"><text:span text:style-name="T63_1">)</text:span></text:p>
          </table:table-cell>
          <table:table-cell table:style-name="Cell14">
            <text:p text:style-name="P64"><text:span text:style-name="T64_1">var</text:span><text:span text:style-name="T64_2">,<text:s/></text:span><text:span text:style-name="T64_3">let</text:span><text:span text:style-name="T64_4">,<text:s/></text:span><text:span text:style-name="T64_5">letrec</text:span><text:span text:style-name="T64_6">,<text:s/></text:span><text:span text:style-name="T64_7">lambda</text:span><text:span text:style-name="T64_8">,<text:s/></text:span><text:span text:style-name="T64_9">exp</text:span><text:span text:style-name="T64_10">_</text:span><text:span text:style-name="T64_11">const</text:span><text:span text:style-name="T64_12">,<text:s/>(,<text:s/></text:span><text:span text:style-name="T64_13">cons</text:span><text:span text:style-name="T64_14">,<text:s/></text:span><text:span text:style-name="T64_15">car</text:span><text:span text:style-name="T64_16">,<text:s/></text:span><text:span text:style-name="T64_17">cdr</text:span><text:span text:style-name="T64_18">,<text:s/></text:span><text:span text:style-name="T64_19">eq</text:span><text:span text:style-name="T64_20">,<text:s/></text:span><text:span text:style-name="T64_21">leq</text:span><text:span text:style-name="T64_22">,<text:s/></text:span><text:span text:style-name="T64_23">atom</text:span><text:span text:style-name="T64_24">,<text:s/></text:span><text:span text:style-name="T64_25">if</text:span><text:span text:style-name="T64_26">,<text:s/></text:span><text:span text:style-name="T64_27">epsilon</text:span></text:p>
          </table:table-cell>
          <table:table-cell table:style-name="Cell15">
            <text:p text:style-name="P65"><text:span text:style-name="T65_1">)</text:span></text:p>
          </table:table-cell>
        </table:table-row>
        <table:table-row table:style-name="Row4">
          <table:table-cell table:style-name="Cell16">
            <text:p text:style-name="P66"><draw:frame svg:x="0cm" svg:y="0cm" svg:width="1.058cm" svg:height="0.397cm" draw:style-name="FR18" text:anchor-type="as-char" draw:z-index="0"><draw:image xlink:href="Pictures/image18.png" xlink:type="simple" xlink:show="embed" xlink:actuate="onLoad"/></draw:frame></text:p>
          </table:table-cell>
          <table:table-cell table:style-name="Cell17">
            <text:p text:style-name="P67"><text:span text:style-name="T67_1">cons</text:span><text:span text:style-name="T67_2">,<text:s/></text:span><text:span text:style-name="T67_3">car</text:span><text:span text:style-name="T67_4">,<text:s/></text:span><text:span text:style-name="T67_5">cdr</text:span><text:span text:style-name="T67_6">,<text:s/></text:span><text:span text:style-name="T67_7">eq</text:span><text:span text:style-name="T67_8">,<text:s/></text:span><text:span text:style-name="T67_9">leq</text:span><text:span text:style-name="T67_10">,<text:s/></text:span><text:span text:style-name="T67_11">atom</text:span></text:p>
          </table:table-cell>
          <table:table-cell table:style-name="Cell18">
            <text:p text:style-name="P68"><text:span text:style-name="T68_1">(</text:span></text:p>
          </table:table-cell>
          <table:table-cell table:style-name="Cell19">
            <text:p text:style-name="P69"><text:span text:style-name="T69_1">cons</text:span><text:span text:style-name="T69_2">,<text:s/></text:span><text:span text:style-name="T69_3">car</text:span><text:span text:style-name="T69_4">,<text:s/></text:span><text:span text:style-name="T69_5">cdr</text:span><text:span text:style-name="T69_6">,<text:s/></text:span><text:span text:style-name="T69_7">eq</text:span><text:span text:style-name="T69_8">,<text:s/></text:span><text:span text:style-name="T69_9">leq</text:span><text:span text:style-name="T69_10">,<text:s/></text:span><text:span text:style-name="T69_11">atom</text:span></text:p>
          </table:table-cell>
          <table:table-cell table:style-name="Cell20">
            <text:p text:style-name="P70"><text:span text:style-name="T70_1">(</text:span></text:p>
          </table:table-cell>
        </table:table-row>
        <table:table-row table:style-name="Row5">
          <table:table-cell table:style-name="Cell21">
            <text:p text:style-name="P71"><draw:frame svg:x="0cm" svg:y="0cm" svg:width="1.191cm" svg:height="0.397cm" draw:style-name="FR19" text:anchor-type="as-char" draw:z-index="0"><draw:image xlink:href="Pictures/image19.png" xlink:type="simple" xlink:show="embed" xlink:actuate="onLoad"/></draw:frame></text:p>
          </table:table-cell>
          <table:table-cell table:style-name="Cell22">
            <text:p text:style-name="P72"><text:span text:style-name="T72_1">*,<text:s/>/</text:span></text:p>
          </table:table-cell>
          <table:table-cell table:style-name="Cell23">
            <text:p text:style-name="P73"><text:span text:style-name="T73_1">First</text:span><text:span text:style-name="T73_2">(</text:span><text:span text:style-name="T73_3">F</text:span><text:span text:style-name="T73_4">)</text:span></text:p>
          </table:table-cell>
          <table:table-cell table:style-name="Cell24">
            <text:p text:style-name="P74"><text:span text:style-name="T74_1">*,<text:s/>/</text:span></text:p>
          </table:table-cell>
          <table:table-cell table:style-name="Cell25">
            <text:p text:style-name="P75"><text:span text:style-name="T75_1">var</text:span><text:span text:style-name="T75_2">,<text:s/></text:span><text:span text:style-name="T75_3">exp</text:span><text:span text:style-name="T75_4">_</text:span><text:span text:style-name="T75_5">const</text:span><text:span text:style-name="T75_6">,<text:s/>(</text:span></text:p>
          </table:table-cell>
        </table:table-row>
        <table:table-row table:style-name="Row6">
          <table:table-cell table:style-name="Cell26">
            <text:p text:style-name="P76"><draw:frame svg:x="0cm" svg:y="0cm" svg:width="1.032cm" svg:height="0.397cm" draw:style-name="FR20" text:anchor-type="as-char" draw:z-index="0"><draw:image xlink:href="Pictures/image20.png" xlink:type="simple" xlink:show="embed" xlink:actuate="onLoad"/></draw:frame></text:p>
          </table:table-cell>
          <table:table-cell table:style-name="Cell27">
            <text:p text:style-name="P77"><text:span text:style-name="T77_1">+,<text:s/>-</text:span></text:p>
          </table:table-cell>
          <table:table-cell table:style-name="Cell28">
            <text:p text:style-name="P78"><text:span text:style-name="T78_1">First</text:span><text:span text:style-name="T78_2">(</text:span><text:span text:style-name="T78_3">T</text:span><text:span text:style-name="T78_4">)</text:span></text:p>
          </table:table-cell>
          <table:table-cell table:style-name="Cell29">
            <text:p text:style-name="P79"><text:span text:style-name="T79_1">+,<text:s/>-</text:span></text:p>
          </table:table-cell>
          <table:table-cell table:style-name="Cell30">
            <text:p text:style-name="P80"><text:span text:style-name="T80_1">var</text:span><text:span text:style-name="T80_2">,<text:s/></text:span><text:span text:style-name="T80_3">exp</text:span><text:span text:style-name="T80_4">_</text:span><text:span text:style-name="T80_5">const</text:span><text:span text:style-name="T80_6"><text:s/>(</text:span></text:p>
          </table:table-cell>
        </table:table-row>
        <table:table-row table:style-name="Row7">
          <table:table-cell table:style-name="Cell31">
            <text:p text:style-name="P81"><draw:frame svg:x="0cm" svg:y="0cm" svg:width="0.37cm" svg:height="0.37cm" draw:style-name="FR21" text:anchor-type="as-char" draw:z-index="0"><draw:image xlink:href="Pictures/image21.png" xlink:type="simple" xlink:show="embed" xlink:actuate="onLoad"/></draw:frame></text:p>
          </table:table-cell>
          <table:table-cell table:style-name="Cell32">
            <text:p text:style-name="P82"><text:span text:style-name="T82_1">(,<text:s/></text:span><text:span text:style-name="T82_2">epsilon</text:span></text:p>
          </table:table-cell>
          <table:table-cell table:style-name="Cell33">
            <text:p text:style-name="P83"><text:span text:style-name="T83_1">Follow</text:span><text:span text:style-name="T83_2">(</text:span><text:span text:style-name="T83_3">F</text:span><text:span text:style-name="T83_4">)</text:span></text:p>
          </table:table-cell>
          <table:table-cell table:style-name="Cell34">
            <text:p text:style-name="P84"><text:span text:style-name="T84_1">(,<text:s/></text:span><text:span text:style-name="T84_2">epsilon</text:span></text:p>
          </table:table-cell>
          <table:table-cell table:style-name="Cell35">
            <text:p text:style-name="P85"><text:span text:style-name="T85_1">*,/,+,-,),</text:span><text:span text:style-name="T85_2">letrec</text:span><text:span text:style-name="T85_3">,<text:s/></text:span><text:span text:style-name="T85_4">lambda</text:span><text:span text:style-name="T85_5">,<text:s/></text:span><text:span text:style-name="T85_6">var</text:span><text:span text:style-name="T85_7">,<text:s/></text:span><text:span text:style-name="T85_8">exp</text:span><text:span text:style-name="T85_9">_</text:span><text:span text:style-name="T85_10">const</text:span><text:span text:style-name="T85_11">,<text:s/>(<text:s/>,<text:s/></text:span><text:span text:style-name="T85_12">cons</text:span><text:span text:style-name="T85_13">,</text:span><text:span text:style-name="T85_14">car</text:span><text:span text:style-name="T85_15">,</text:span><text:span text:style-name="T85_16">cdr</text:span><text:span text:style-name="T85_17">,</text:span><text:span text:style-name="T85_18">eq</text:span><text:span text:style-name="T85_19">,</text:span><text:span text:style-name="T85_20">leq</text:span><text:span text:style-name="T85_21">,</text:span><text:span text:style-name="T85_22">atom</text:span><text:span text:style-name="T85_23">,</text:span><text:span text:style-name="T85_24">if</text:span><text:span text:style-name="T85_25">,</text:span></text:p>
          </table:table-cell>
        </table:table-row>
        <table:table-row table:style-name="Row8">
          <table:table-cell table:style-name="Cell36">
            <text:p text:style-name="P86"><draw:frame svg:x="0cm" svg:y="0cm" svg:width="0.37cm" svg:height="0.37cm" draw:style-name="FR22" text:anchor-type="as-char" draw:z-index="0"><draw:image xlink:href="Pictures/image22.png" xlink:type="simple" xlink:show="embed" xlink:actuate="onLoad"/></draw:frame></text:p>
          </table:table-cell>
          <table:table-cell table:style-name="Cell37">
            <text:p text:style-name="P87"><text:span text:style-name="T87_1">var</text:span><text:span text:style-name="T87_2">,<text:s/></text:span><text:span text:style-name="T87_3">exp</text:span><text:span text:style-name="T87_4">_</text:span><text:span text:style-name="T87_5">const</text:span><text:span text:style-name="T87_6">,<text:s/>(</text:span></text:p>
          </table:table-cell>
          <table:table-cell table:style-name="Cell38">
            <text:p text:style-name="P88"><text:span text:style-name="T88_1">{<text:s/></text:span><text:span text:style-name="T88_2">First</text:span><text:span text:style-name="T88_3">(</text:span><text:span text:style-name="T88_4">T</text:span><text:span text:style-name="T88_5">1)<text:s/>}</text:span></text:p>
            <text:p text:style-name="P89"><text:span text:style-name="T89_1">U</text:span><text:span text:style-name="T89_2"><text:s/></text:span></text:p>
            <text:p text:style-name="P90"><text:span text:style-name="T90_1">{<text:s/></text:span><text:span text:style-name="T90_2">Follow</text:span><text:span text:style-name="T90_3">(</text:span><text:span text:style-name="T90_4">T</text:span><text:span text:style-name="T90_5">)<text:s/>}</text:span></text:p>
          </table:table-cell>
          <table:table-cell table:style-name="Cell39">
            <text:p text:style-name="P91"><text:span text:style-name="T91_1">var</text:span><text:span text:style-name="T91_2">,<text:s/></text:span><text:span text:style-name="T91_3">exp</text:span><text:span text:style-name="T91_4">_</text:span><text:span text:style-name="T91_5">const</text:span><text:span text:style-name="T91_6">,<text:s/>(</text:span></text:p>
          </table:table-cell>
          <table:table-cell table:style-name="Cell40">
            <text:p text:style-name="P92"><text:span text:style-name="T92_1">*,/,+,-,),</text:span><text:span text:style-name="T92_2">letrec</text:span><text:span text:style-name="T92_3">,<text:s/></text:span><text:span text:style-name="T92_4">lambda</text:span><text:span text:style-name="T92_5">,<text:s/></text:span><text:span text:style-name="T92_6">var</text:span><text:span text:style-name="T92_7">,<text:s/></text:span><text:span text:style-name="T92_8">exp</text:span><text:span text:style-name="T92_9">_</text:span><text:span text:style-name="T92_10">const</text:span><text:span text:style-name="T92_11">,<text:s/>(<text:s/>,<text:s/></text:span><text:span text:style-name="T92_12">cons</text:span><text:span text:style-name="T92_13">,</text:span><text:span text:style-name="T92_14">car</text:span><text:span text:style-name="T92_15">,</text:span><text:span text:style-name="T92_16">cdr</text:span><text:span text:style-name="T92_17">,</text:span><text:span text:style-name="T92_18">eq</text:span><text:span text:style-name="T92_19">,</text:span><text:span text:style-name="T92_20">leq</text:span><text:span text:style-name="T92_21">,</text:span><text:span text:style-name="T92_22">atom</text:span><text:span text:style-name="T92_23">,</text:span><text:span text:style-name="T92_24">if</text:span><text:span text:style-name="T92_25">,<text:s/></text:span></text:p>
          </table:table-cell>
        </table:table-row>
        <table:table-row table:style-name="Row9">
          <table:table-cell table:style-name="Cell41">
            <text:p text:style-name="P93"><draw:frame svg:x="0cm" svg:y="0cm" svg:width="0.529cm" svg:height="0.37cm" draw:style-name="FR23" text:anchor-type="as-char" draw:z-index="0"><draw:image xlink:href="Pictures/image23.png" xlink:type="simple" xlink:show="embed" xlink:actuate="onLoad"/></draw:frame></text:p>
          </table:table-cell>
          <table:table-cell table:style-name="Cell42">
            <text:p text:style-name="P94"><text:span text:style-name="T94_1">First</text:span><text:span text:style-name="T94_2">(</text:span><text:span text:style-name="T94_3">OPM</text:span><text:span text:style-name="T94_4">),<text:s/></text:span><text:span text:style-name="T94_5">epsilon</text:span></text:p>
          </table:table-cell>
          <table:table-cell table:style-name="Cell43">
            <text:p text:style-name="P95"><text:span text:style-name="T95_1">Follow</text:span><text:span text:style-name="T95_2">(</text:span><text:span text:style-name="T95_3">T</text:span><text:span text:style-name="T95_4">)</text:span></text:p>
          </table:table-cell>
          <table:table-cell table:style-name="Cell44">
            <text:p text:style-name="P96"><text:span text:style-name="T96_1">*,<text:s/>/,<text:s/></text:span><text:span text:style-name="T96_2">epsilon</text:span></text:p>
          </table:table-cell>
          <table:table-cell table:style-name="Cell45">
            <text:p text:style-name="P97"><text:span text:style-name="T97_1">+,-,),</text:span><text:span text:style-name="T97_2">letrec</text:span><text:span text:style-name="T97_3">,<text:s/></text:span><text:span text:style-name="T97_4">lambda</text:span><text:span text:style-name="T97_5">,<text:s/></text:span><text:span text:style-name="T97_6">var</text:span><text:span text:style-name="T97_7">,<text:s/></text:span><text:span text:style-name="T97_8">exp</text:span><text:span text:style-name="T97_9">_</text:span><text:span text:style-name="T97_10">const</text:span><text:span text:style-name="T97_11">,<text:s/>(<text:s/>,<text:s/></text:span><text:span text:style-name="T97_12">cons</text:span><text:span text:style-name="T97_13">,</text:span><text:span text:style-name="T97_14">car</text:span><text:span text:style-name="T97_15">,</text:span><text:span text:style-name="T97_16">cdr</text:span><text:span text:style-name="T97_17">,</text:span><text:span text:style-name="T97_18">eq</text:span><text:span text:style-name="T97_19">,</text:span><text:span text:style-name="T97_20">leq</text:span><text:span text:style-name="T97_21">,</text:span><text:span text:style-name="T97_22">atom</text:span><text:span text:style-name="T97_23">,</text:span><text:span text:style-name="T97_24">if</text:span><text:span text:style-name="T97_25">,<text:s/></text:span></text:p>
          </table:table-cell>
        </table:table-row>
        <table:table-row table:style-name="Row10">
          <table:table-cell table:style-name="Cell46">
            <text:p text:style-name="P98"><draw:frame svg:x="0cm" svg:y="0cm" svg:width="0.344cm" svg:height="0.37cm" draw:style-name="FR24" text:anchor-type="as-char" draw:z-index="0"><draw:image xlink:href="Pictures/image24.png" xlink:type="simple" xlink:show="embed" xlink:actuate="onLoad"/></draw:frame></text:p>
          </table:table-cell>
          <table:table-cell table:style-name="Cell47">
            <text:p text:style-name="P99"><text:span text:style-name="T99_1">First</text:span><text:span text:style-name="T99_2">(</text:span><text:span text:style-name="T99_3">F</text:span><text:span text:style-name="T99_4">)</text:span></text:p>
          </table:table-cell>
          <table:table-cell table:style-name="Cell48">
            <text:p text:style-name="P100"><text:span text:style-name="T100_1">{<text:s/></text:span><text:span text:style-name="T100_2">Fisrt</text:span><text:span text:style-name="T100_3">(</text:span><text:span text:style-name="T100_4">E</text:span><text:span text:style-name="T100_5">1)<text:s/>}</text:span></text:p>
            <text:p text:style-name="P101"><text:span text:style-name="T101_1"><text:s/></text:span><text:span text:style-name="T101_2">U</text:span></text:p>
            <text:p text:style-name="P102"><text:span text:style-name="T102_1">{<text:s/></text:span><text:span text:style-name="T102_2">Follow</text:span><text:span text:style-name="T102_3">(</text:span><text:span text:style-name="T102_4">E</text:span><text:span text:style-name="T102_5">1)<text:s/>}</text:span></text:p>
          </table:table-cell>
          <table:table-cell table:style-name="Cell49">
            <text:p text:style-name="P103"><text:span text:style-name="T103_1">var</text:span><text:span text:style-name="T103_2">,<text:s/></text:span><text:span text:style-name="T103_3">exp</text:span><text:span text:style-name="T103_4">_</text:span><text:span text:style-name="T103_5">const</text:span><text:span text:style-name="T103_6">,<text:s/>(</text:span></text:p>
          </table:table-cell>
          <table:table-cell table:style-name="Cell50">
            <text:p text:style-name="P104"><text:span text:style-name="T104_1">+,-,),</text:span><text:span text:style-name="T104_2">letrec</text:span><text:span text:style-name="T104_3">,<text:s/></text:span><text:span text:style-name="T104_4">lambda</text:span><text:span text:style-name="T104_5">,<text:s/></text:span><text:span text:style-name="T104_6">var</text:span><text:span text:style-name="T104_7">,<text:s/></text:span><text:span text:style-name="T104_8">exp</text:span><text:span text:style-name="T104_9">_</text:span><text:span text:style-name="T104_10">const</text:span><text:span text:style-name="T104_11">,<text:s/>(<text:s/>,<text:s/></text:span><text:span text:style-name="T104_12">cons</text:span><text:span text:style-name="T104_13">,</text:span><text:span text:style-name="T104_14">car</text:span><text:span text:style-name="T104_15">,</text:span><text:span text:style-name="T104_16">cdr</text:span><text:span text:style-name="T104_17">,</text:span><text:span text:style-name="T104_18">eq</text:span><text:span text:style-name="T104_19">,</text:span><text:span text:style-name="T104_20">leq</text:span><text:span text:style-name="T104_21">,</text:span><text:span text:style-name="T104_22">atom</text:span><text:span text:style-name="T104_23">,</text:span><text:span text:style-name="T104_24">if</text:span><text:span text:style-name="T104_25">,<text:s/></text:span></text:p>
          </table:table-cell>
        </table:table-row>
        <table:table-row table:style-name="Row11">
          <table:table-cell table:style-name="Cell51">
            <text:p text:style-name="P105"><draw:frame svg:x="0cm" svg:y="0cm" svg:width="0.556cm" svg:height="0.37cm" draw:style-name="FR25" text:anchor-type="as-char" draw:z-index="0"><draw:image xlink:href="Pictures/image25.png" xlink:type="simple" xlink:show="embed" xlink:actuate="onLoad"/></draw:frame></text:p>
          </table:table-cell>
          <table:table-cell table:style-name="Cell52">
            <text:p text:style-name="P106"><text:span text:style-name="T106_1">First</text:span><text:span text:style-name="T106_2">(</text:span><text:span text:style-name="T106_3">OPA</text:span><text:span text:style-name="T106_4">)<text:s/></text:span></text:p>
          </table:table-cell>
          <table:table-cell table:style-name="Cell53">
            <text:p text:style-name="P107"><text:span text:style-name="T107_1">Follow</text:span><text:span text:style-name="T107_2">(</text:span><text:span text:style-name="T107_3">ExpA</text:span><text:span text:style-name="T107_4">)</text:span></text:p>
          </table:table-cell>
          <table:table-cell table:style-name="Cell54">
            <text:p text:style-name="P108"><text:span text:style-name="T108_1">+,<text:s/>-,<text:s/></text:span><text:span text:style-name="T108_2">epsilon</text:span></text:p>
          </table:table-cell>
          <table:table-cell table:style-name="Cell55">
            <text:p text:style-name="P109"><text:span text:style-name="T109_1">),</text:span><text:span text:style-name="T109_2">end</text:span><text:span text:style-name="T109_3">,</text:span><text:span text:style-name="T109_4">and</text:span><text:span text:style-name="T109_5">,</text:span><text:span text:style-name="T109_6">then</text:span><text:span text:style-name="T109_7">,<text:s/></text:span><text:span text:style-name="T109_8">else</text:span><text:span text:style-name="T109_9">,<text:s/></text:span><text:span text:style-name="T109_10">in</text:span><text:span text:style-name="T109_11">,</text:span><text:span text:style-name="T109_12">letrec</text:span><text:span text:style-name="T109_13">,<text:s/></text:span><text:span text:style-name="T109_14">lambda</text:span><text:span text:style-name="T109_15">,<text:s/></text:span><text:span text:style-name="T109_16">var</text:span><text:span text:style-name="T109_17">,<text:s/></text:span><text:span text:style-name="T109_18">exp</text:span><text:span text:style-name="T109_19">_</text:span><text:span text:style-name="T109_20">const</text:span><text:span text:style-name="T109_21">,<text:s/>(<text:s/>,<text:s/></text:span><text:span text:style-name="T109_22">cons</text:span><text:span text:style-name="T109_23">,</text:span><text:span text:style-name="T109_24">car</text:span><text:span text:style-name="T109_25">,</text:span><text:span text:style-name="T109_26">cdr</text:span><text:span text:style-name="T109_27">,</text:span><text:span text:style-name="T109_28">eq</text:span><text:span text:style-name="T109_29">,</text:span><text:span text:style-name="T109_30">leq</text:span><text:span text:style-name="T109_31">,</text:span><text:span text:style-name="T109_32">atom</text:span><text:span text:style-name="T109_33">,</text:span><text:span text:style-name="T109_34">if</text:span><text:span text:style-name="T109_35">,<text:s/></text:span></text:p>
          </table:table-cell>
        </table:table-row>
        <table:table-row table:style-name="Row12">
          <table:table-cell table:style-name="Cell56">
            <text:p text:style-name="P110"><draw:frame svg:x="0cm" svg:y="0cm" svg:width="1.217cm" svg:height="0.476cm" draw:style-name="FR26" text:anchor-type="as-char" draw:z-index="0"><draw:image xlink:href="Pictures/image26.png" xlink:type="simple" xlink:show="embed" xlink:actuate="onLoad"/></draw:frame></text:p>
          </table:table-cell>
          <table:table-cell table:style-name="Cell57">
            <text:p text:style-name="P111"><text:span text:style-name="T111_1">First</text:span><text:span text:style-name="T111_2">(</text:span><text:span text:style-name="T111_3">T</text:span><text:span text:style-name="T111_4">)</text:span></text:p>
          </table:table-cell>
          <table:table-cell table:style-name="Cell58">
            <text:p text:style-name="P112"><text:span text:style-name="T112_1">{<text:s/>)<text:s/>}</text:span></text:p>
            <text:p text:style-name="P113"><text:span text:style-name="T113_1">U</text:span></text:p>
            <text:p text:style-name="P114"><text:span text:style-name="T114_1">{<text:s/></text:span><text:span text:style-name="T114_2">Follow</text:span><text:span text:style-name="T114_3">(</text:span><text:span text:style-name="T114_4">Exp</text:span><text:span text:style-name="T114_5">)<text:s/>}</text:span></text:p>
          </table:table-cell>
          <table:table-cell table:style-name="Cell59">
            <text:p text:style-name="P115"><text:span text:style-name="T115_1">var</text:span><text:span text:style-name="T115_2">,<text:s/></text:span><text:span text:style-name="T115_3">exp</text:span><text:span text:style-name="T115_4">_</text:span><text:span text:style-name="T115_5">const</text:span><text:span text:style-name="T115_6">,<text:s/>(</text:span></text:p>
          </table:table-cell>
          <table:table-cell table:style-name="Cell60">
            <text:p text:style-name="P116"><text:span text:style-name="T116_1">),</text:span><text:span text:style-name="T116_2">end</text:span><text:span text:style-name="T116_3">,</text:span><text:span text:style-name="T116_4">and</text:span><text:span text:style-name="T116_5">,</text:span><text:span text:style-name="T116_6">then</text:span><text:span text:style-name="T116_7">,<text:s/></text:span><text:span text:style-name="T116_8">else</text:span><text:span text:style-name="T116_9">,<text:s/></text:span><text:span text:style-name="T116_10">in</text:span><text:span text:style-name="T116_11">,</text:span><text:span text:style-name="T116_12">letrec</text:span><text:span text:style-name="T116_13">,<text:s/></text:span><text:span text:style-name="T116_14">lambda</text:span><text:span text:style-name="T116_15">,<text:s/></text:span><text:span text:style-name="T116_16">var</text:span><text:span text:style-name="T116_17">,<text:s/></text:span><text:span text:style-name="T116_18">exp</text:span><text:span text:style-name="T116_19">_</text:span><text:span text:style-name="T116_20">const</text:span><text:span text:style-name="T116_21">,<text:s/>(<text:s/>,<text:s/></text:span><text:span text:style-name="T116_22">cons</text:span><text:span text:style-name="T116_23">,</text:span><text:span text:style-name="T116_24">car</text:span><text:span text:style-name="T116_25">,</text:span><text:span text:style-name="T116_26">cdr</text:span><text:span text:style-name="T116_27">,</text:span><text:span text:style-name="T116_28">eq</text:span><text:span text:style-name="T116_29">,</text:span><text:span text:style-name="T116_30">leq</text:span><text:span text:style-name="T116_31">,</text:span><text:span text:style-name="T116_32">atom</text:span><text:span text:style-name="T116_33">,</text:span><text:span text:style-name="T116_34">if</text:span><text:span text:style-name="T116_35">,<text:s/></text:span></text:p>
            <text:p text:style-name="P117"/>
          </table:table-cell>
        </table:table-row>
        <table:table-row table:style-name="Row13">
          <table:table-cell table:style-name="Cell61">
            <text:p text:style-name="P118"><draw:frame svg:x="0cm" svg:y="0cm" svg:width="0.926cm" svg:height="0.476cm" draw:style-name="FR27" text:anchor-type="as-char" draw:z-index="0"><draw:image xlink:href="Pictures/image27.png" xlink:type="simple" xlink:show="embed" xlink:actuate="onLoad"/></draw:frame></text:p>
          </table:table-cell>
          <table:table-cell table:style-name="Cell62">
            <text:p text:style-name="P119"><text:span text:style-name="T119_1">First</text:span><text:span text:style-name="T119_2">(</text:span><text:span text:style-name="T119_3">Prog</text:span><text:span text:style-name="T119_4">)<text:s/></text:span><text:span text:style-name="T119_5">U</text:span><text:span text:style-name="T119_6"><text:s/>{</text:span><text:span text:style-name="T119_7">lambda</text:span><text:span text:style-name="T119_8">}<text:s/></text:span><text:span text:style-name="T119_9">U</text:span></text:p>
            <text:p text:style-name="P120"><text:span text:style-name="T120_1">First</text:span><text:span text:style-name="T120_2">(</text:span><text:span text:style-name="T120_3">ExpA</text:span><text:span text:style-name="T120_4">)<text:s/></text:span><text:span text:style-name="T120_5">U</text:span><text:span text:style-name="T120_6"><text:s/></text:span><text:span text:style-name="T120_7">First</text:span><text:span text:style-name="T120_8">(</text:span><text:span text:style-name="T120_9">OPP</text:span><text:span text:style-name="T120_10">)<text:s/></text:span><text:span text:style-name="T120_11">U</text:span><text:span text:style-name="T120_12"><text:s/>{</text:span><text:span text:style-name="T120_13">if</text:span><text:span text:style-name="T120_14">}</text:span></text:p>
          </table:table-cell>
          <table:table-cell table:style-name="Cell63">
            <text:p text:style-name="P121"><text:span text:style-name="T121_1">end</text:span><text:span text:style-name="T121_2">,<text:s/></text:span><text:span text:style-name="T121_3">and</text:span><text:span text:style-name="T121_4">,<text:s/></text:span><text:span text:style-name="T121_5">then</text:span><text:span text:style-name="T121_6">,<text:s/></text:span><text:span text:style-name="T121_7">else</text:span><text:span text:style-name="T121_8">,<text:s/></text:span><text:span text:style-name="T121_9">in</text:span><text:span text:style-name="T121_10">,<text:s/></text:span><text:span text:style-name="T121_11">let</text:span><text:span text:style-name="T121_12">,<text:s/></text:span><text:span text:style-name="T121_13">letrec</text:span><text:span text:style-name="T121_14">,<text:s/></text:span><text:span text:style-name="T121_15">lambda</text:span><text:span text:style-name="T121_16">,<text:s/></text:span><text:span text:style-name="T121_17">var</text:span><text:span text:style-name="T121_18">,<text:s/></text:span><text:span text:style-name="T121_19">exp</text:span><text:span text:style-name="T121_20">_</text:span><text:span text:style-name="T121_21">const</text:span><text:span text:style-name="T121_22">,<text:s/>(<text:s/>,<text:s/></text:span><text:span text:style-name="T121_23">cons</text:span><text:span text:style-name="T121_24">,</text:span><text:span text:style-name="T121_25">car</text:span><text:span text:style-name="T121_26">,</text:span><text:span text:style-name="T121_27">cdr</text:span><text:span text:style-name="T121_28">,</text:span><text:span text:style-name="T121_29">eq</text:span><text:span text:style-name="T121_30">,</text:span><text:span text:style-name="T121_31">leq</text:span><text:span text:style-name="T121_32">,</text:span><text:span text:style-name="T121_33">atom</text:span><text:span text:style-name="T121_34">,</text:span><text:span text:style-name="T121_35">if</text:span><text:span text:style-name="T121_36">,<text:s/>)</text:span></text:p>
          </table:table-cell>
          <table:table-cell table:style-name="Cell64">
            <text:p text:style-name="P122"><text:span text:style-name="T122_1"><text:s/></text:span><text:span text:style-name="T122_2">let</text:span><text:span text:style-name="T122_3">,<text:s/></text:span><text:span text:style-name="T122_4">letrec</text:span><text:span text:style-name="T122_5">,<text:s/></text:span><text:span text:style-name="T122_6">lambda</text:span><text:span text:style-name="T122_7">,<text:s/></text:span><text:span text:style-name="T122_8">var</text:span><text:span text:style-name="T122_9">,<text:s/></text:span><text:span text:style-name="T122_10">exp</text:span><text:span text:style-name="T122_11">_</text:span><text:span text:style-name="T122_12">const</text:span><text:span text:style-name="T122_13">,<text:s/>(<text:s/>,<text:s/></text:span><text:span text:style-name="T122_14">cons</text:span><text:span text:style-name="T122_15">,</text:span><text:span text:style-name="T122_16">car</text:span><text:span text:style-name="T122_17">,</text:span><text:span text:style-name="T122_18">cdr</text:span><text:span text:style-name="T122_19">,</text:span><text:span text:style-name="T122_20">eq</text:span><text:span text:style-name="T122_21">,</text:span><text:span text:style-name="T122_22">leq</text:span><text:span text:style-name="T122_23">,</text:span><text:span text:style-name="T122_24">atom</text:span><text:span text:style-name="T122_25">,</text:span><text:span text:style-name="T122_26">if</text:span><text:span text:style-name="T122_27">,<text:s/>)</text:span></text:p>
          </table:table-cell>
          <table:table-cell table:style-name="Cell65">
            <text:p text:style-name="P123"><text:span text:style-name="T123_1">end</text:span><text:span text:style-name="T123_2">,</text:span><text:span text:style-name="T123_3">and</text:span><text:span text:style-name="T123_4">,</text:span><text:span text:style-name="T123_5">then</text:span><text:span text:style-name="T123_6">,<text:s/></text:span><text:span text:style-name="T123_7">else</text:span><text:span text:style-name="T123_8">,<text:s/></text:span><text:span text:style-name="T123_9">in</text:span><text:span text:style-name="T123_10">,<text:s/></text:span><text:span text:style-name="T123_11">let</text:span><text:span text:style-name="T123_12">,<text:s/></text:span><text:span text:style-name="T123_13">letrec</text:span><text:span text:style-name="T123_14">,<text:s/></text:span><text:span text:style-name="T123_15">lambda</text:span><text:span text:style-name="T123_16">,<text:s/></text:span><text:span text:style-name="T123_17">var</text:span><text:span text:style-name="T123_18">,<text:s/></text:span><text:span text:style-name="T123_19">exp</text:span><text:span text:style-name="T123_20">_</text:span><text:span text:style-name="T123_21">const</text:span><text:span text:style-name="T123_22">,<text:s/>(<text:s/>,<text:s/></text:span><text:span text:style-name="T123_23">cons</text:span><text:span text:style-name="T123_24">,</text:span><text:span text:style-name="T123_25">car</text:span><text:span text:style-name="T123_26">,</text:span><text:span text:style-name="T123_27">cdr</text:span><text:span text:style-name="T123_28">,</text:span><text:span text:style-name="T123_29">eq</text:span><text:span text:style-name="T123_30">,</text:span><text:span text:style-name="T123_31">leq</text:span><text:span text:style-name="T123_32">,</text:span><text:span text:style-name="T123_33">atom</text:span><text:span text:style-name="T123_34">,</text:span><text:span text:style-name="T123_35">if</text:span><text:span text:style-name="T123_36">,<text:s/>)</text:span></text:p>
          </table:table-cell>
        </table:table-row>
        <table:table-row table:style-name="Row14">
          <table:table-cell table:style-name="Cell66">
            <text:p text:style-name="P124"><draw:frame svg:x="0cm" svg:y="0cm" svg:width="0.423cm" svg:height="0.37cm" draw:style-name="FR28" text:anchor-type="as-char" draw:z-index="0"><draw:image xlink:href="Pictures/image28.png" xlink:type="simple" xlink:show="embed" xlink:actuate="onLoad"/></draw:frame></text:p>
          </table:table-cell>
          <table:table-cell table:style-name="Cell67">
            <text:p text:style-name="P125"><text:span text:style-name="T125_1">and</text:span><text:span text:style-name="T125_2">,<text:s/></text:span><text:span text:style-name="T125_3">epsilon</text:span></text:p>
          </table:table-cell>
          <table:table-cell table:style-name="Cell68">
            <text:p text:style-name="P126"><text:span text:style-name="T126_1">Follow</text:span><text:span text:style-name="T126_2">(</text:span><text:span text:style-name="T126_3">Bind</text:span><text:span text:style-name="T126_4">)</text:span></text:p>
          </table:table-cell>
          <table:table-cell table:style-name="Cell69">
            <text:p text:style-name="P127"><text:span text:style-name="T127_1">and</text:span><text:span text:style-name="T127_2">,<text:s/></text:span><text:span text:style-name="T127_3">epsilon</text:span></text:p>
          </table:table-cell>
          <table:table-cell table:style-name="Cell70">
            <text:p text:style-name="P128"><text:span text:style-name="T128_1">in</text:span></text:p>
          </table:table-cell>
        </table:table-row>
        <table:table-row table:style-name="Row15">
          <table:table-cell table:style-name="Cell71">
            <text:p text:style-name="P129"><draw:frame svg:x="0cm" svg:y="0cm" svg:width="1.005cm" svg:height="0.37cm" draw:style-name="FR29" text:anchor-type="as-char" draw:z-index="0"><draw:image xlink:href="Pictures/image29.png" xlink:type="simple" xlink:show="embed" xlink:actuate="onLoad"/></draw:frame></text:p>
          </table:table-cell>
          <table:table-cell table:style-name="Cell72">
            <text:p text:style-name="P130"><text:span text:style-name="T130_1">var</text:span></text:p>
          </table:table-cell>
          <table:table-cell table:style-name="Cell73">
            <text:p text:style-name="P131"><text:span text:style-name="T131_1">in</text:span></text:p>
          </table:table-cell>
          <table:table-cell table:style-name="Cell74">
            <text:p text:style-name="P132"><text:span text:style-name="T132_1">var</text:span></text:p>
          </table:table-cell>
          <table:table-cell table:style-name="Cell75">
            <text:p text:style-name="P133"><text:span text:style-name="T133_1">in</text:span></text:p>
          </table:table-cell>
        </table:table-row>
        <table:table-row table:style-name="Row16">
          <table:table-cell table:style-name="Cell76">
            <text:p text:style-name="P134"><draw:frame svg:x="0cm" svg:y="0cm" svg:width="1.058cm" svg:height="0.476cm" draw:style-name="FR30" text:anchor-type="as-char" draw:z-index="0"><draw:image xlink:href="Pictures/image30.png" xlink:type="simple" xlink:show="embed" xlink:actuate="onLoad"/></draw:frame></text:p>
          </table:table-cell>
          <table:table-cell table:style-name="Cell77">
            <text:p text:style-name="P135"><text:span text:style-name="T135_1">let</text:span><text:span text:style-name="T135_2">,<text:s/></text:span><text:span text:style-name="T135_3">letrec</text:span></text:p>
          </table:table-cell>
          <table:table-cell table:style-name="Cell78">
            <text:p text:style-name="P136"><text:span text:style-name="T136_1">{<text:s/>$<text:s/>}<text:s/></text:span></text:p>
            <text:p text:style-name="P137"><text:span text:style-name="T137_1">U</text:span><text:span text:style-name="T137_2"><text:s/></text:span></text:p>
            <text:p text:style-name="P138"><text:span text:style-name="T138_1">{<text:s/></text:span><text:span text:style-name="T138_2">Follow</text:span><text:span text:style-name="T138_3">(</text:span><text:span text:style-name="T138_4">Exp</text:span><text:span text:style-name="T138_5">)<text:s/>}</text:span></text:p>
          </table:table-cell>
          <table:table-cell table:style-name="Cell79">
            <text:p text:style-name="P139"><text:span text:style-name="T139_1">let</text:span><text:span text:style-name="T139_2">,<text:s/></text:span><text:span text:style-name="T139_3">letrec</text:span></text:p>
          </table:table-cell>
          <table:table-cell table:style-name="Cell80">
            <text:p text:style-name="P140"><text:span text:style-name="T140_1">$,<text:s/></text:span><text:span text:style-name="T140_2">end</text:span><text:span text:style-name="T140_3">,</text:span><text:span text:style-name="T140_4">and</text:span><text:span text:style-name="T140_5">,</text:span><text:span text:style-name="T140_6">then</text:span><text:span text:style-name="T140_7">,<text:s/></text:span><text:span text:style-name="T140_8">else</text:span><text:span text:style-name="T140_9">,<text:s/></text:span><text:span text:style-name="T140_10">in</text:span><text:span text:style-name="T140_11">,<text:s/></text:span><text:span text:style-name="T140_12">let</text:span><text:span text:style-name="T140_13">,<text:s/></text:span><text:span text:style-name="T140_14">letrec</text:span><text:span text:style-name="T140_15">,<text:s/></text:span><text:span text:style-name="T140_16">lambda</text:span><text:span text:style-name="T140_17">,<text:s/></text:span><text:span text:style-name="T140_18">var</text:span><text:span text:style-name="T140_19">,<text:s/></text:span><text:span text:style-name="T140_20">exp</text:span><text:span text:style-name="T140_21">_</text:span><text:span text:style-name="T140_22">const</text:span><text:span text:style-name="T140_23">,<text:s/>(<text:s/>,<text:s/></text:span><text:span text:style-name="T140_24">cons</text:span><text:span text:style-name="T140_25">,</text:span><text:span text:style-name="T140_26">car</text:span><text:span text:style-name="T140_27">,</text:span><text:span text:style-name="T140_28">cdr</text:span><text:span text:style-name="T140_29">,</text:span><text:span text:style-name="T140_30">eq</text:span><text:span text:style-name="T140_31">,</text:span><text:span text:style-name="T140_32">leq</text:span><text:span text:style-name="T140_33">,</text:span><text:span text:style-name="T140_34">atom</text:span><text:span text:style-name="T140_35">,</text:span><text:span text:style-name="T140_36">if</text:span><text:span text:style-name="T140_37">,<text:s/>)</text:span>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